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3cm" svg:stroke-color="#009900" draw:marker-start-width="0.279cm" draw:marker-end-width="0.279cm" draw:fill-color="#cc3300" draw:textarea-horizontal-align="justify" draw:textarea-vertical-align="middle" draw:auto-grow-height="false" fo:padding-top="0.026cm" fo:padding-bottom="0.026cm" fo:padding-left="0.026cm" fo:padding-right="0.026cm"/>
    </style:style>
    <style:style style:name="gr2" style:family="graphic" style:parent-style-name="standard">
      <style:graphic-properties svg:stroke-width="0.028cm" svg:stroke-color="#009900" draw:marker-start-width="0.242cm" draw:marker-end-width="0.242cm" draw:fill-color="#cc3300" draw:textarea-horizontal-align="justify" draw:textarea-vertical-align="middle" draw:auto-grow-height="false" fo:padding-top="0.014cm" fo:padding-bottom="0.014cm" fo:padding-left="0.014cm" fo:padding-right="0.014cm"/>
    </style:style>
    <style:style style:name="gr3" style:family="graphic" style:parent-style-name="standard">
      <style:graphic-properties svg:stroke-color="#ffff66" draw:fill="gradient" draw:fill-gradient-name="Gradient_20_19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66" draw:fill="gradient" draw:fill-gradient-name="Gradient_20_18" draw:textarea-horizontal-align="justify" draw:textarea-vertical-align="middle" draw:auto-grow-height="false"/>
    </style:style>
    <style:style style:name="gr5" style:family="graphic" style:parent-style-name="standard">
      <style:graphic-properties svg:stroke-color="#ff99cc" draw:fill="gradient" draw:fill-gradient-name="Gradient_20_21" draw:textarea-horizontal-align="justify" draw:textarea-vertical-align="middle" draw:auto-grow-height="false"/>
    </style:style>
    <style:style style:name="gr6" style:family="graphic" style:parent-style-name="standard">
      <style:graphic-properties svg:stroke-color="#990000" draw:fill="gradient" draw:fill-gradient-name="Gradient_20_20" draw:textarea-horizontal-align="justify" draw:textarea-vertical-align="middle" draw:auto-grow-height="false"/>
    </style:style>
    <style:style style:name="gr7" style:family="graphic" style:parent-style-name="standard">
      <style:graphic-properties svg:stroke-color="#ff99cc" draw:fill="gradient" draw:fill-gradient-name="Pink_20_Gradient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35cm" svg:stroke-color="#009933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objectwithoutfill">
      <style:graphic-properties svg:stroke-width="0.035cm" svg:stroke-color="#009900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0" style:family="graphic" style:parent-style-name="standard">
      <style:graphic-properties svg:stroke-width="0.018cm" svg:stroke-color="#ff9900" draw:marker-start-width="0.227cm" draw:marker-end-width="0.227cm" draw:fill="gradient" draw:fill-color="#ffcc00" draw:fill-gradient-name="Radial_20_red_2f_yellow" draw:textarea-horizontal-align="justify" draw:textarea-vertical-align="middle" draw:auto-grow-height="false" fo:padding-top="0.009cm" fo:padding-bottom="0.009cm" fo:padding-left="0.009cm" fo:padding-right="0.009cm"/>
    </style:style>
    <style:style style:name="gr11" style:family="graphic" style:parent-style-name="standard">
      <style:graphic-properties svg:stroke-color="#666666" draw:textarea-horizontal-align="justify" draw:textarea-vertical-align="middle" draw:auto-grow-height="false"/>
    </style:style>
    <style:style style:name="gr12" style:family="graphic" style:parent-style-name="standard">
      <style:graphic-properties svg:stroke-color="#333333" draw:textarea-horizontal-align="justify" draw:textarea-vertical-align="middle" draw:auto-grow-height="false"/>
    </style:style>
    <style:style style:name="gr13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14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custom-shape draw:style-name="gr1" draw:text-style-name="P1" draw:layer="layout" svg:width="1.728cm" svg:height="0.455cm" svg:x="0.19cm" svg:y="2.3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54cm" svg:height="0.727cm" svg:x="0.827cm" svg:y="0.8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18cm" svg:height="0.819cm" svg:x="0.645cm" svg:y="1.544cm">
          <text:p/>
          <draw:enhanced-geometry svg:viewBox="0 0 21600 21600" draw:glue-points="?f6 10800 10800 21600 ?f5 10800 10800 0" draw:text-areas="?f3 ?f3 ?f4 ?f4" draw:mirror-vertical="true" draw:type="trapezoid" draw:modifiers="4905.494505494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" draw:text-style-name="P1" draw:layer="layout" svg:width="0.273cm" svg:height="0.818cm" svg:x="1.553cm" svg:y="1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55cm" svg:height="0.364cm" svg:x="1.462cm" svg:y="1.0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1" draw:layer="layout" svg:width="0.637cm" svg:height="0.364cm" svg:x="1.372cm" svg:y="1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73cm" svg:height="0.818cm" svg:x="0.281cm" svg:y="1.55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455cm" svg:height="0.364cm" svg:x="0.19cm" svg:y="1.0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1" draw:layer="layout" svg:width="0.637cm" svg:height="0.364cm" svg:x="0.1cm" svg:y="1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73cm" svg:height="0.545cm" svg:x="1.19cm" svg:y="1.81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55cm" svg:height="0.364cm" svg:x="1.099cm" svg:y="1.36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1" draw:layer="layout" svg:width="0.637cm" svg:height="0.364cm" svg:x="1.008cm" svg:y="1.5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8" draw:layer="layout" svg:x1="1.051cm" svg:y1="0.816cm" svg:x2="0.969cm" svg:y2="1.535cm">
          <text:p/>
        </draw:line>
        <draw:line draw:style-name="gr9" draw:layer="layout" svg:x1="1.051cm" svg:y1="0.808cm" svg:x2="1.129cm" svg:y2="1.539cm">
          <text:p/>
        </draw:line>
        <draw:custom-shape draw:style-name="gr10" draw:text-style-name="P1" draw:layer="layout" svg:width="0.273cm" svg:height="0.273cm" svg:x="0.918cm" svg:y="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093cm" svg:height="1.595cm" svg:x="2.445cm" svg:y="0.8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97cm" svg:height="0.731cm" svg:x="2.147cm" svg:y="2.1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0.235cm" svg:height="0.332cm" svg:x="2.374cm" svg:y="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0.187cm" svg:height="0.078cm" svg:x="2.4cm" svg:y="1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0.156cm" svg:height="0.071cm" svg:x="2.412cm" svg:y="1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242cm" svg:height="0.343cm" svg:x="2.363cm" svg:y="0.4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42cm" svg:height="0.06cm" svg:x="2.318cm" svg:y="0.6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0.342cm" svg:height="0.06cm" svg:x="2.313cm" svg:y="0.5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033cm" svg:height="0.447cm" svg:x="2.468cm" svg:y="0.02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6" draw:display-name="Gradient 16" draw:style="axial" draw:start-color="#009900" draw:end-color="#cc0000" draw:start-intensity="100%" draw:end-intensity="100%" draw:angle="300" draw:border="50%"/>
    <draw:gradient draw:name="Gradient_20_17" draw:display-name="Gradient 17" draw:style="axial" draw:start-color="#009900" draw:end-color="#cc0000" draw:start-intensity="100%" draw:end-intensity="100%" draw:angle="300" draw:border="50%"/>
    <draw:gradient draw:name="Gradient_20_18" draw:display-name="Gradient 18" draw:style="axial" draw:start-color="#009900" draw:end-color="#ffcc00" draw:start-intensity="100%" draw:end-intensity="100%" draw:angle="300" draw:border="50%"/>
    <draw:gradient draw:name="Gradient_20_19" draw:display-name="Gradient 19" draw:style="axial" draw:start-color="#009900" draw:end-color="#ffff00" draw:start-intensity="100%" draw:end-intensity="100%" draw:angle="300" draw:border="65%"/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20" draw:display-name="Gradient 20" draw:style="axial" draw:start-color="#009900" draw:end-color="#cc0000" draw:start-intensity="100%" draw:end-intensity="100%" draw:angle="1500" draw:border="50%"/>
    <draw:gradient draw:name="Gradient_20_21" draw:display-name="Gradient 21" draw:style="axial" draw:start-color="#009900" draw:end-color="#ff0000" draw:start-intensity="100%" draw:end-intensity="100%" draw:angle="1500" draw:border="65%"/>
    <draw:gradient draw:name="Gradient_20_7" draw:display-name="Gradient 7" draw:style="linear" draw:start-color="#000000" draw:end-color="#ffffff" draw:start-intensity="100%" draw:end-intensity="100%" draw:angle="0" draw:border="0%"/>
    <draw:gradient draw:name="Pink_20_Gradient" draw:display-name="Pink Gradient" draw:style="square" draw:cx="50%" draw:cy="50%" draw:start-color="#ff00ff" draw:end-color="#ffccff" draw:start-intensity="100%" draw:end-intensity="100%" draw:angle="1350" draw:border="1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2-25T10:10:23.66</meta:creation-date>
    <dc:language>de-DE</dc:language>
    <meta:editing-cycles>6</meta:editing-cycles>
    <meta:editing-duration>PT7H7M11S</meta:editing-duration>
    <dc:title>WEB-Draw-klein</dc:title>
    <meta:initial-creator>Martin Korneffel</meta:initial-creator>
    <dc:date>2014-02-25T17:32:51.55</dc:date>
    <dc:creator>Martin Korneffel</dc:creator>
    <meta:document-statistic meta:object-count="27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Users/Martin/AppData/Roaming/OpenOffice/4/user/template/WEB-Draw-klein.otg" meta:date="2014-02-25T10:10:23.35"/>
  </office:meta>
</office:document-meta>
</file>